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10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8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8-05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4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1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12-1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10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7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4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1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11-12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7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5-03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1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1-05-1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1-02-0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10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7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1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11-0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8-0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5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1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7-25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4-30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1-31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11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8-08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5-0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2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11-0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7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5-1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2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11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8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5-1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2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11-1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7-2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5-1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2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11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8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5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2-1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11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8-1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5-0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2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11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8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5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2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11-1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8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5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8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4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2-0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8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5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11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8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5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11-0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8-2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5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2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10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8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5-19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2-0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10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7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4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2-0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7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4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6-0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5-09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4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6" meta:object-count="0"/>
    <meta:user-defined meta:name="AppVersion">3.0</meta:user-defined>
  </office:meta>
</office:document-meta>
</file>